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ountLockedOutException.AccountLockedOu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LockedOutException.AccountLockedOutExcep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